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131.44pt"/>
    </style:style>
    <style:style style:name="co8" style:family="table-column">
      <style:table-column-properties fo:break-before="auto" style:column-width="126.06pt"/>
    </style:style>
    <style:style style:name="co9" style:family="table-column">
      <style:table-column-properties fo:break-before="auto" style:column-width="128.35pt"/>
    </style:style>
    <style:style style:name="co10" style:family="table-column">
      <style:table-column-properties fo:break-before="auto" style:column-width="88.2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_20200826112140" table:style-name="ta1">
        <table:shapes>
          <draw:frame draw:z-index="0" draw:style-name="gr1" draw:text-style-name="P1" svg:width="551.42pt" svg:height="276.49pt" svg:x="650.69pt" svg:y="685.76pt">
            <draw:object draw:notify-on-update-of-ranges="report_20200826112140.I1:report_20200826112140.I1 report_20200826112140.I2:report_20200826112140.I51 report_20200826112140.J1:report_20200826112140.J1 report_20200826112140.J2:report_20200826112140.J51 report_20200826112140.K1:report_20200826112140.K1 report_20200826112140.K2:report_20200826112140.K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30.93pt" svg:height="255.09pt" svg:x="103.92pt" svg:y="684.96pt">
            <draw:object draw:notify-on-update-of-ranges="report_20200826112140.G1:report_20200826112140.G1 report_20200826112140.G2:report_20200826112140.G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mplate_id</text:p>
          </table:table-cell>
          <table:table-cell office:value-type="string" calcext:value-type="string">
            <text:p>template_accum</text:p>
          </table:table-cell>
          <table:table-cell office:value-type="string" calcext:value-type="string">
            <text:p>ehrs_created</text:p>
          </table:table-cell>
          <table:table-cell office:value-type="string" calcext:value-type="string">
            <text:p>ehrs_accum</text:p>
          </table:table-cell>
          <table:table-cell office:value-type="string" calcext:value-type="string">
            <text:p>compositions_committed</text:p>
          </table:table-cell>
          <table:table-cell office:value-type="string" calcext:value-type="string">
            <text:p>compositions_accum</text:p>
          </table:table-cell>
          <table:table-cell office:value-type="string" calcext:value-type="string">
            <text:p>compositions_commit_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query_execution_time_avg</text:p>
          </table:table-cell>
          <table:table-cell office:value-type="string" calcext:value-type="string">
            <text:p>query_execution_time_min</text:p>
          </table:table-cell>
          <table:table-cell office:value-type="string" calcext:value-type="string">
            <text:p>query_execution_time_max</text:p>
          </table:table-cell>
          <table:table-cell office:value-type="string" calcext:value-type="string">
            <text:p>csv_query_status</text:p>
          </table:table-cell>
        </table:table-row>
        <table:table-row table:style-name="ro1">
          <table:table-cell office:value-type="string" calcext:value-type="string">
            <text:p>Diagn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35189" calcext:value-type="float">
            <text:p>35189</text:p>
          </table:table-cell>
          <table:table-cell office:value-type="string" calcext:value-type="string">
            <text:p>Diagnose_no_orderby.json</text:p>
          </table:table-cell>
          <table:table-cell office:value-type="float" office:value="1206.6" calcext:value-type="float">
            <text:p>1206.6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1125" calcext:value-type="float">
            <text:p>21125</text:p>
          </table:table-cell>
          <table:table-cell office:value-type="string" calcext:value-type="string">
            <text:p>Diagnose_no_orderby.json</text:p>
          </table:table-cell>
          <table:table-cell office:value-type="float" office:value="745.8" calcext:value-type="float">
            <text:p>745.8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16816" calcext:value-type="float">
            <text:p>16816</text:p>
          </table:table-cell>
          <table:table-cell office:value-type="string" calcext:value-type="string">
            <text:p>Diagnose_no_orderby.json</text:p>
          </table:table-cell>
          <table:table-cell office:value-type="float" office:value="930.8" calcext:value-type="float">
            <text:p>930.8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15989" calcext:value-type="float">
            <text:p>15989</text:p>
          </table:table-cell>
          <table:table-cell office:value-type="string" calcext:value-type="string">
            <text:p>Diagnose_no_orderby.json</text:p>
          </table:table-cell>
          <table:table-cell office:value-type="float" office:value="1044.4" calcext:value-type="float">
            <text:p>1044.4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16857" calcext:value-type="float">
            <text:p>16857</text:p>
          </table:table-cell>
          <table:table-cell office:value-type="string" calcext:value-type="string">
            <text:p>Diagnose_no_orderby.json</text:p>
          </table:table-cell>
          <table:table-cell office:value-type="float" office:value="867.2" calcext:value-type="float">
            <text:p>867.2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5786" calcext:value-type="float">
            <text:p>15786</text:p>
          </table:table-cell>
          <table:table-cell office:value-type="string" calcext:value-type="string">
            <text:p>Diagnose_no_orderby.json</text:p>
          </table:table-cell>
          <table:table-cell office:value-type="float" office:value="1091.4" calcext:value-type="float">
            <text:p>1091.4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5174" calcext:value-type="float">
            <text:p>15174</text:p>
          </table:table-cell>
          <table:table-cell office:value-type="string" calcext:value-type="string">
            <text:p>Diagnose_no_orderby.json</text:p>
          </table:table-cell>
          <table:table-cell office:value-type="float" office:value="1153.8" calcext:value-type="float">
            <text:p>1153.8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15151" calcext:value-type="float">
            <text:p>15151</text:p>
          </table:table-cell>
          <table:table-cell office:value-type="string" calcext:value-type="string">
            <text:p>Diagnose_no_orderby.json</text:p>
          </table:table-cell>
          <table:table-cell office:value-type="float" office:value="1313.8" calcext:value-type="float">
            <text:p>1313.8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15100" calcext:value-type="float">
            <text:p>15100</text:p>
          </table:table-cell>
          <table:table-cell office:value-type="string" calcext:value-type="string">
            <text:p>Diagnose_no_orderby.json</text:p>
          </table:table-cell>
          <table:table-cell office:value-type="float" office:value="1558" calcext:value-type="float">
            <text:p>1558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5674" calcext:value-type="float">
            <text:p>15674</text:p>
          </table:table-cell>
          <table:table-cell office:value-type="string" calcext:value-type="string">
            <text:p>Diagnose_no_orderby.json</text:p>
          </table:table-cell>
          <table:table-cell office:value-type="float" office:value="1580.3" calcext:value-type="float">
            <text:p>1580.3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16333" calcext:value-type="float">
            <text:p>16333</text:p>
          </table:table-cell>
          <table:table-cell office:value-type="string" calcext:value-type="string">
            <text:p>Diagnose_no_orderby.json</text:p>
          </table:table-cell>
          <table:table-cell office:value-type="float" office:value="1724.4" calcext:value-type="float">
            <text:p>1724.4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15861" calcext:value-type="float">
            <text:p>15861</text:p>
          </table:table-cell>
          <table:table-cell office:value-type="string" calcext:value-type="string">
            <text:p>Diagnose_no_orderby.json</text:p>
          </table:table-cell>
          <table:table-cell office:value-type="float" office:value="1854.2" calcext:value-type="float">
            <text:p>1854.2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15771" calcext:value-type="float">
            <text:p>15771</text:p>
          </table:table-cell>
          <table:table-cell office:value-type="string" calcext:value-type="string">
            <text:p>Diagnose_no_orderby.json</text:p>
          </table:table-cell>
          <table:table-cell office:value-type="float" office:value="2007.8" calcext:value-type="float">
            <text:p>2007.8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15999" calcext:value-type="float">
            <text:p>15999</text:p>
          </table:table-cell>
          <table:table-cell office:value-type="string" calcext:value-type="string">
            <text:p>Diagnose_no_orderby.json</text:p>
          </table:table-cell>
          <table:table-cell office:value-type="float" office:value="2148.9" calcext:value-type="float">
            <text:p>2148.9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15879" calcext:value-type="float">
            <text:p>15879</text:p>
          </table:table-cell>
          <table:table-cell office:value-type="string" calcext:value-type="string">
            <text:p>Diagnose_no_orderby.json</text:p>
          </table:table-cell>
          <table:table-cell office:value-type="float" office:value="2372.7" calcext:value-type="float">
            <text:p>2372.7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15930" calcext:value-type="float">
            <text:p>15930</text:p>
          </table:table-cell>
          <table:table-cell office:value-type="string" calcext:value-type="string">
            <text:p>Diagnose_no_orderby.json</text:p>
          </table:table-cell>
          <table:table-cell office:value-type="float" office:value="2423.7" calcext:value-type="float">
            <text:p>2423.7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7288" calcext:value-type="float">
            <text:p>17288</text:p>
          </table:table-cell>
          <table:table-cell office:value-type="string" calcext:value-type="string">
            <text:p>Diagnose_no_orderby.json</text:p>
          </table:table-cell>
          <table:table-cell office:value-type="float" office:value="2583.4" calcext:value-type="float">
            <text:p>2583.4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17860" calcext:value-type="float">
            <text:p>17860</text:p>
          </table:table-cell>
          <table:table-cell office:value-type="string" calcext:value-type="string">
            <text:p>Diagnose_no_orderby.json</text:p>
          </table:table-cell>
          <table:table-cell office:value-type="float" office:value="2763.5" calcext:value-type="float">
            <text:p>2763.5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16403" calcext:value-type="float">
            <text:p>16403</text:p>
          </table:table-cell>
          <table:table-cell office:value-type="string" calcext:value-type="string">
            <text:p>Diagnose_no_orderby.json</text:p>
          </table:table-cell>
          <table:table-cell office:value-type="float" office:value="2892.6" calcext:value-type="float">
            <text:p>2892.6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399" calcext:value-type="float">
            <text:p>16399</text:p>
          </table:table-cell>
          <table:table-cell office:value-type="string" calcext:value-type="string">
            <text:p>Diagnose_no_orderby.json</text:p>
          </table:table-cell>
          <table:table-cell office:value-type="float" office:value="3060.6" calcext:value-type="float">
            <text:p>3060.6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office:value-type="float" office:value="10500" calcext:value-type="float">
            <text:p>10500</text:p>
          </table:table-cell>
          <table:table-cell office:value-type="float" office:value="16608" calcext:value-type="float">
            <text:p>16608</text:p>
          </table:table-cell>
          <table:table-cell office:value-type="string" calcext:value-type="string">
            <text:p>Diagnose_no_orderby.json</text:p>
          </table:table-cell>
          <table:table-cell office:value-type="float" office:value="3173.8" calcext:value-type="float">
            <text:p>3173.8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office:value-type="float" office:value="11000" calcext:value-type="float">
            <text:p>11000</text:p>
          </table:table-cell>
          <table:table-cell office:value-type="float" office:value="16900" calcext:value-type="float">
            <text:p>16900</text:p>
          </table:table-cell>
          <table:table-cell office:value-type="string" calcext:value-type="string">
            <text:p>Diagnose_no_orderby.json</text:p>
          </table:table-cell>
          <table:table-cell office:value-type="float" office:value="3355.5" calcext:value-type="float">
            <text:p>3355.5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11500" calcext:value-type="float">
            <text:p>11500</text:p>
          </table:table-cell>
          <table:table-cell office:value-type="float" office:value="17013" calcext:value-type="float">
            <text:p>17013</text:p>
          </table:table-cell>
          <table:table-cell office:value-type="string" calcext:value-type="string">
            <text:p>Diagnose_no_orderby.json</text:p>
          </table:table-cell>
          <table:table-cell office:value-type="float" office:value="3560.7" calcext:value-type="float">
            <text:p>3560.7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12000" calcext:value-type="float">
            <text:p>12000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Diagnose_no_orderby.json</text:p>
          </table:table-cell>
          <table:table-cell office:value-type="float" office:value="3622.5" calcext:value-type="float">
            <text:p>3622.5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2500" calcext:value-type="float">
            <text:p>12500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Diagnose_no_orderby.json</text:p>
          </table:table-cell>
          <table:table-cell office:value-type="float" office:value="3736.7" calcext:value-type="float">
            <text:p>3736.7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13000" calcext:value-type="float">
            <text:p>13000</text:p>
          </table:table-cell>
          <table:table-cell office:value-type="float" office:value="17413" calcext:value-type="float">
            <text:p>17413</text:p>
          </table:table-cell>
          <table:table-cell office:value-type="string" calcext:value-type="string">
            <text:p>Diagnose_no_orderby.json</text:p>
          </table:table-cell>
          <table:table-cell office:value-type="float" office:value="3997.8" calcext:value-type="float">
            <text:p>3997.8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500" calcext:value-type="float">
            <text:p>500</text:p>
          </table:table-cell>
          <table:table-cell office:value-type="float" office:value="13500" calcext:value-type="float">
            <text:p>13500</text:p>
          </table:table-cell>
          <table:table-cell office:value-type="float" office:value="18258" calcext:value-type="float">
            <text:p>18258</text:p>
          </table:table-cell>
          <table:table-cell office:value-type="string" calcext:value-type="string">
            <text:p>Diagnose_no_orderby.json</text:p>
          </table:table-cell>
          <table:table-cell office:value-type="float" office:value="4018.4" calcext:value-type="float">
            <text:p>4018.4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500" calcext:value-type="float">
            <text:p>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7657" calcext:value-type="float">
            <text:p>17657</text:p>
          </table:table-cell>
          <table:table-cell office:value-type="string" calcext:value-type="string">
            <text:p>Diagnose_no_orderby.json</text:p>
          </table:table-cell>
          <table:table-cell office:value-type="float" office:value="4114.9" calcext:value-type="float">
            <text:p>4114.9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500" calcext:value-type="float">
            <text:p>500</text:p>
          </table:table-cell>
          <table:table-cell office:value-type="float" office:value="14500" calcext:value-type="float">
            <text:p>14500</text:p>
          </table:table-cell>
          <table:table-cell office:value-type="float" office:value="17470" calcext:value-type="float">
            <text:p>17470</text:p>
          </table:table-cell>
          <table:table-cell office:value-type="string" calcext:value-type="string">
            <text:p>Diagnose_no_orderby.json</text:p>
          </table:table-cell>
          <table:table-cell office:value-type="float" office:value="4492.7" calcext:value-type="float">
            <text:p>4492.7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8443" calcext:value-type="float">
            <text:p>18443</text:p>
          </table:table-cell>
          <table:table-cell office:value-type="string" calcext:value-type="string">
            <text:p>Diagnose_no_orderby.json</text:p>
          </table:table-cell>
          <table:table-cell office:value-type="float" office:value="4578.2" calcext:value-type="float">
            <text:p>4578.2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500" calcext:value-type="float">
            <text:p>500</text:p>
          </table:table-cell>
          <table:table-cell office:value-type="float" office:value="15500" calcext:value-type="float">
            <text:p>15500</text:p>
          </table:table-cell>
          <table:table-cell office:value-type="float" office:value="17949" calcext:value-type="float">
            <text:p>17949</text:p>
          </table:table-cell>
          <table:table-cell office:value-type="string" calcext:value-type="string">
            <text:p>Diagnose_no_orderby.json</text:p>
          </table:table-cell>
          <table:table-cell office:value-type="float" office:value="4671.7" calcext:value-type="float">
            <text:p>4671.7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8094" calcext:value-type="float">
            <text:p>18094</text:p>
          </table:table-cell>
          <table:table-cell office:value-type="string" calcext:value-type="string">
            <text:p>Diagnose_no_orderby.json</text:p>
          </table:table-cell>
          <table:table-cell office:value-type="float" office:value="4806.2" calcext:value-type="float">
            <text:p>4806.2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500" calcext:value-type="float">
            <text:p>500</text:p>
          </table:table-cell>
          <table:table-cell office:value-type="float" office:value="16500" calcext:value-type="float">
            <text:p>16500</text:p>
          </table:table-cell>
          <table:table-cell office:value-type="float" office:value="19108" calcext:value-type="float">
            <text:p>19108</text:p>
          </table:table-cell>
          <table:table-cell office:value-type="string" calcext:value-type="string">
            <text:p>Diagnose_no_orderby.json</text:p>
          </table:table-cell>
          <table:table-cell office:value-type="float" office:value="4965.3" calcext:value-type="float">
            <text:p>4965.3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500" calcext:value-type="float">
            <text:p>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528" calcext:value-type="float">
            <text:p>18528</text:p>
          </table:table-cell>
          <table:table-cell office:value-type="string" calcext:value-type="string">
            <text:p>Diagnose_no_orderby.json</text:p>
          </table:table-cell>
          <table:table-cell office:value-type="float" office:value="5042.3" calcext:value-type="float">
            <text:p>5042.3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17500" calcext:value-type="float">
            <text:p>17500</text:p>
          </table:table-cell>
          <table:table-cell office:value-type="float" office:value="18574" calcext:value-type="float">
            <text:p>18574</text:p>
          </table:table-cell>
          <table:table-cell office:value-type="string" calcext:value-type="string">
            <text:p>Diagnose_no_orderby.json</text:p>
          </table:table-cell>
          <table:table-cell office:value-type="float" office:value="5288" calcext:value-type="float">
            <text:p>5288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500" calcext:value-type="float">
            <text:p>500</text:p>
          </table:table-cell>
          <table:table-cell office:value-type="float" office:value="18000" calcext:value-type="float">
            <text:p>18000</text:p>
          </table:table-cell>
          <table:table-cell office:value-type="float" office:value="18741" calcext:value-type="float">
            <text:p>18741</text:p>
          </table:table-cell>
          <table:table-cell office:value-type="string" calcext:value-type="string">
            <text:p>Diagnose_no_orderby.json</text:p>
          </table:table-cell>
          <table:table-cell office:value-type="float" office:value="5321.5" calcext:value-type="float">
            <text:p>5321.5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500" calcext:value-type="float">
            <text:p>500</text:p>
          </table:table-cell>
          <table:table-cell office:value-type="float" office:value="18500" calcext:value-type="float">
            <text:p>18500</text:p>
          </table:table-cell>
          <table:table-cell office:value-type="float" office:value="19481" calcext:value-type="float">
            <text:p>19481</text:p>
          </table:table-cell>
          <table:table-cell office:value-type="string" calcext:value-type="string">
            <text:p>Diagnose_no_orderby.json</text:p>
          </table:table-cell>
          <table:table-cell office:value-type="float" office:value="5582.1" calcext:value-type="float">
            <text:p>5582.1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500" calcext:value-type="float">
            <text:p>500</text:p>
          </table:table-cell>
          <table:table-cell office:value-type="float" office:value="19000" calcext:value-type="float">
            <text:p>19000</text:p>
          </table:table-cell>
          <table:table-cell office:value-type="float" office:value="19174" calcext:value-type="float">
            <text:p>19174</text:p>
          </table:table-cell>
          <table:table-cell office:value-type="string" calcext:value-type="string">
            <text:p>Diagnose_no_orderby.json</text:p>
          </table:table-cell>
          <table:table-cell office:value-type="float" office:value="5621.7" calcext:value-type="float">
            <text:p>5621.7</text:p>
          </table:table-cell>
          <table:table-cell office:value-type="float" office:value="385" calcext:value-type="float">
            <text:p>385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float" office:value="500" calcext:value-type="float">
            <text:p>500</text:p>
          </table:table-cell>
          <table:table-cell office:value-type="float" office:value="19500" calcext:value-type="float">
            <text:p>19500</text:p>
          </table:table-cell>
          <table:table-cell office:value-type="float" office:value="20421" calcext:value-type="float">
            <text:p>20421</text:p>
          </table:table-cell>
          <table:table-cell office:value-type="string" calcext:value-type="string">
            <text:p>Diagnose_no_orderby.json</text:p>
          </table:table-cell>
          <table:table-cell office:value-type="float" office:value="7005.5" calcext:value-type="float">
            <text:p>7005.5</text:p>
          </table:table-cell>
          <table:table-cell office:value-type="float" office:value="385" calcext:value-type="float">
            <text:p>385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3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592" calcext:value-type="float">
            <text:p>21592</text:p>
          </table:table-cell>
          <table:table-cell office:value-type="string" calcext:value-type="string">
            <text:p>Diagnose_no_orderby.json</text:p>
          </table:table-cell>
          <table:table-cell office:value-type="float" office:value="6043.9" calcext:value-type="float">
            <text:p>6043.9</text:p>
          </table:table-cell>
          <table:table-cell office:value-type="float" office:value="385" calcext:value-type="float">
            <text:p>385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500" calcext:value-type="float">
            <text:p>500</text:p>
          </table:table-cell>
          <table:table-cell office:value-type="float" office:value="20500" calcext:value-type="float">
            <text:p>20500</text:p>
          </table:table-cell>
          <table:table-cell office:value-type="float" office:value="20166" calcext:value-type="float">
            <text:p>20166</text:p>
          </table:table-cell>
          <table:table-cell office:value-type="string" calcext:value-type="string">
            <text:p>Diagnose_no_orderby.json</text:p>
          </table:table-cell>
          <table:table-cell office:value-type="float" office:value="6043.7" calcext:value-type="float">
            <text:p>6043.7</text:p>
          </table:table-cell>
          <table:table-cell office:value-type="float" office:value="385" calcext:value-type="float">
            <text:p>385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21000" calcext:value-type="float">
            <text:p>21000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Diagnose_no_orderby.json</text:p>
          </table:table-cell>
          <table:table-cell office:value-type="float" office:value="6384.9" calcext:value-type="float">
            <text:p>6384.9</text:p>
          </table:table-cell>
          <table:table-cell office:value-type="float" office:value="385" calcext:value-type="float">
            <text:p>385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500" calcext:value-type="float">
            <text:p>500</text:p>
          </table:table-cell>
          <table:table-cell office:value-type="float" office:value="21500" calcext:value-type="float">
            <text:p>21500</text:p>
          </table:table-cell>
          <table:table-cell office:value-type="float" office:value="20304" calcext:value-type="float">
            <text:p>20304</text:p>
          </table:table-cell>
          <table:table-cell office:value-type="string" calcext:value-type="string">
            <text:p>Diagnose_no_orderby.json</text:p>
          </table:table-cell>
          <table:table-cell office:value-type="float" office:value="6391.1" calcext:value-type="float">
            <text:p>6391.1</text:p>
          </table:table-cell>
          <table:table-cell office:value-type="float" office:value="385" calcext:value-type="float">
            <text:p>385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500" calcext:value-type="float">
            <text:p>5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375" calcext:value-type="float">
            <text:p>20375</text:p>
          </table:table-cell>
          <table:table-cell office:value-type="string" calcext:value-type="string">
            <text:p>Diagnose_no_orderby.json</text:p>
          </table:table-cell>
          <table:table-cell office:value-type="float" office:value="6483.5" calcext:value-type="float">
            <text:p>6483.5</text:p>
          </table:table-cell>
          <table:table-cell office:value-type="float" office:value="385" calcext:value-type="float">
            <text:p>385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4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0266" calcext:value-type="float">
            <text:p>20266</text:p>
          </table:table-cell>
          <table:table-cell office:value-type="string" calcext:value-type="string">
            <text:p>Diagnose_no_orderby.json</text:p>
          </table:table-cell>
          <table:table-cell office:value-type="float" office:value="6693.2" calcext:value-type="float">
            <text:p>6693.2</text:p>
          </table:table-cell>
          <table:table-cell office:value-type="float" office:value="385" calcext:value-type="float">
            <text:p>385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5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float" office:value="500" calcext:value-type="float">
            <text:p>500</text:p>
          </table:table-cell>
          <table:table-cell office:value-type="float" office:value="23000" calcext:value-type="float">
            <text:p>23000</text:p>
          </table:table-cell>
          <table:table-cell office:value-type="float" office:value="20810" calcext:value-type="float">
            <text:p>20810</text:p>
          </table:table-cell>
          <table:table-cell office:value-type="string" calcext:value-type="string">
            <text:p>Diagnose_no_orderby.json</text:p>
          </table:table-cell>
          <table:table-cell office:value-type="float" office:value="6946.1" calcext:value-type="float">
            <text:p>6946.1</text:p>
          </table:table-cell>
          <table:table-cell office:value-type="float" office:value="385" calcext:value-type="float">
            <text:p>385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23500" calcext:value-type="float">
            <text:p>23500</text:p>
          </table:table-cell>
          <table:table-cell office:value-type="float" office:value="20482" calcext:value-type="float">
            <text:p>20482</text:p>
          </table:table-cell>
          <table:table-cell office:value-type="string" calcext:value-type="string">
            <text:p>Diagnose_no_orderby.json</text:p>
          </table:table-cell>
          <table:table-cell office:value-type="float" office:value="6881.8" calcext:value-type="float">
            <text:p>6881.8</text:p>
          </table:table-cell>
          <table:table-cell office:value-type="float" office:value="385" calcext:value-type="float">
            <text:p>385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24000" calcext:value-type="float">
            <text:p>24000</text:p>
          </table:table-cell>
          <table:table-cell office:value-type="float" office:value="21298" calcext:value-type="float">
            <text:p>21298</text:p>
          </table:table-cell>
          <table:table-cell office:value-type="string" calcext:value-type="string">
            <text:p>Diagnose_no_orderby.json</text:p>
          </table:table-cell>
          <table:table-cell office:value-type="float" office:value="7051.7" calcext:value-type="float">
            <text:p>7051.7</text:p>
          </table:table-cell>
          <table:table-cell office:value-type="float" office:value="385" calcext:value-type="float">
            <text:p>385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8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24500" calcext:value-type="float">
            <text:p>24500</text:p>
          </table:table-cell>
          <table:table-cell office:value-type="float" office:value="21462" calcext:value-type="float">
            <text:p>21462</text:p>
          </table:table-cell>
          <table:table-cell office:value-type="string" calcext:value-type="string">
            <text:p>Diagnose_no_orderby.json</text:p>
          </table:table-cell>
          <table:table-cell office:value-type="float" office:value="7144.3" calcext:value-type="float">
            <text:p>7144.3</text:p>
          </table:table-cell>
          <table:table-cell office:value-type="float" office:value="385" calcext:value-type="float">
            <text:p>385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gnose_4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879" calcext:value-type="float">
            <text:p>20879</text:p>
          </table:table-cell>
          <table:table-cell office:value-type="string" calcext:value-type="string">
            <text:p>Diagnose_no_orderby.json</text:p>
          </table:table-cell>
          <table:table-cell office:value-type="float" office:value="7308.4" calcext:value-type="float">
            <text:p>7308.4</text:p>
          </table:table-cell>
          <table:table-cell office:value-type="float" office:value="385" calcext:value-type="float">
            <text:p>385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9:38:10.898326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7T19:40:15.162724058</dc:date>
    <meta:editing-duration>PT8M42S</meta:editing-duration>
    <meta:editing-cycles>2</meta:editing-cycles>
    <meta:generator>LibreOffice/6.0.7.3$Linux_X86_64 LibreOffice_project/00m0$Build-3</meta:generator>
    <meta:document-statistic meta:table-count="1" meta:cell-count="6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54cm" svg:height="9.755cm" xlink:href=".." xlink:type="simple" chart:class="chart:line" chart:style-name="ch1">
        <chart:legend chart:legend-position="end" svg:x="13.903cm" svg:y="4.08cm" style:legend-expansion="high" chart:style-name="ch2"/>
        <chart:plot-area chart:style-name="ch3" table:cell-range-address="report_20200826112140.I1:report_20200826112140.K51" chart:data-source-has-labels="row" svg:x="0.389cm" svg:y="0.195cm" svg:width="13.125cm" svg:height="9.365cm">
          <chartooo:coordinate-region svg:x="1.566cm" svg:y="0.394cm" svg:width="11.948cm" svg:height="8.3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port_20200826112140.I2:report_20200826112140.I51" chart:label-cell-address="report_20200826112140.I1:report_20200826112140.I1" chart:class="chart:line">
            <chart:data-point chart:repeated="50"/>
          </chart:series>
          <chart:series chart:style-name="ch7" chart:values-cell-range-address="report_20200826112140.J2:report_20200826112140.J51" chart:label-cell-address="report_20200826112140.J1:report_20200826112140.J1" chart:class="chart:line">
            <chart:data-point chart:repeated="50"/>
          </chart:series>
          <chart:series chart:style-name="ch8" chart:values-cell-range-address="report_20200826112140.K2:report_20200826112140.K51" chart:label-cell-address="report_20200826112140.K1:report_20200826112140.K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_execution_time_avg</text:p>
                <draw:g>
                  <svg:desc>report_20200826112140.I1:report_20200826112140.I1</svg:desc>
                </draw:g>
              </table:table-cell>
              <table:table-cell office:value-type="string">
                <text:p>query_execution_time_min</text:p>
                <draw:g>
                  <svg:desc>report_20200826112140.J1:report_20200826112140.J1</svg:desc>
                </draw:g>
              </table:table-cell>
              <table:table-cell office:value-type="string">
                <text:p>query_execution_time_max</text:p>
                <draw:g>
                  <svg:desc>report_20200826112140.K1:report_20200826112140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6.6">
                <text:p>1206.6</text:p>
                <draw:g>
                  <svg:desc>report_20200826112140.I2:report_20200826112140.I51</svg:desc>
                </draw:g>
              </table:table-cell>
              <table:table-cell office:value-type="float" office:value="385">
                <text:p>385</text:p>
                <draw:g>
                  <svg:desc>report_20200826112140.J2:report_20200826112140.J51</svg:desc>
                </draw:g>
              </table:table-cell>
              <table:table-cell office:value-type="float" office:value="8082">
                <text:p>8082</text:p>
                <draw:g>
                  <svg:desc>report_20200826112140.K2:report_20200826112140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5.8">
                <text:p>745.8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0.8">
                <text:p>930.8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4.4">
                <text:p>1044.4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7.2">
                <text:p>867.2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1.4">
                <text:p>1091.4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3.8">
                <text:p>1153.8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3.8">
                <text:p>1313.8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8">
                <text:p>1558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0.3">
                <text:p>1580.3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24.4">
                <text:p>1724.4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4.2">
                <text:p>1854.2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7.8">
                <text:p>2007.8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8.9">
                <text:p>2148.9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72.7">
                <text:p>2372.7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23.7">
                <text:p>2423.7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3.4">
                <text:p>2583.4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63.5">
                <text:p>2763.5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2.6">
                <text:p>2892.6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0.6">
                <text:p>3060.6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73.8">
                <text:p>3173.8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55.5">
                <text:p>3355.5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60.7">
                <text:p>3560.7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22.5">
                <text:p>3622.5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36.7">
                <text:p>3736.7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7.8">
                <text:p>3997.8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18.4">
                <text:p>4018.4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14.9">
                <text:p>4114.9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92.7">
                <text:p>4492.7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78.2">
                <text:p>4578.2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71.7">
                <text:p>4671.7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06.2">
                <text:p>4806.2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65.3">
                <text:p>4965.3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42.3">
                <text:p>5042.3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88">
                <text:p>5288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21.5">
                <text:p>5321.5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82.1">
                <text:p>5582.1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21.7">
                <text:p>5621.7</text:p>
              </table:table-cell>
              <table:table-cell office:value-type="float" office:value="385">
                <text:p>385</text:p>
              </table:table-cell>
              <table:table-cell office:value-type="float" office:value="8082">
                <text:p>8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05.5">
                <text:p>7005.5</text:p>
              </table:table-cell>
              <table:table-cell office:value-type="float" office:value="385">
                <text:p>385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43.9">
                <text:p>6043.9</text:p>
              </table:table-cell>
              <table:table-cell office:value-type="float" office:value="385">
                <text:p>385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43.7">
                <text:p>6043.7</text:p>
              </table:table-cell>
              <table:table-cell office:value-type="float" office:value="385">
                <text:p>385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84.9">
                <text:p>6384.9</text:p>
              </table:table-cell>
              <table:table-cell office:value-type="float" office:value="385">
                <text:p>385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91.1">
                <text:p>6391.1</text:p>
              </table:table-cell>
              <table:table-cell office:value-type="float" office:value="385">
                <text:p>385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83.5">
                <text:p>6483.5</text:p>
              </table:table-cell>
              <table:table-cell office:value-type="float" office:value="385">
                <text:p>385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93.2">
                <text:p>6693.2</text:p>
              </table:table-cell>
              <table:table-cell office:value-type="float" office:value="385">
                <text:p>385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46.1">
                <text:p>6946.1</text:p>
              </table:table-cell>
              <table:table-cell office:value-type="float" office:value="385">
                <text:p>385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81.8">
                <text:p>6881.8</text:p>
              </table:table-cell>
              <table:table-cell office:value-type="float" office:value="385">
                <text:p>385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51.7">
                <text:p>7051.7</text:p>
              </table:table-cell>
              <table:table-cell office:value-type="float" office:value="385">
                <text:p>385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44.3">
                <text:p>7144.3</text:p>
              </table:table-cell>
              <table:table-cell office:value-type="float" office:value="385">
                <text:p>385</text:p>
              </table:table-cell>
              <table:table-cell office:value-type="float" office:value="12209">
                <text:p>12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08.4">
                <text:p>7308.4</text:p>
              </table:table-cell>
              <table:table-cell office:value-type="float" office:value="385">
                <text:p>385</text:p>
              </table:table-cell>
              <table:table-cell office:value-type="float" office:value="12209">
                <text:p>12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1cm" svg:height="9cm" xlink:href=".." xlink:type="simple" chart:class="chart:line" chart:style-name="ch1">
        <chart:legend chart:legend-position="end" svg:x="13.18cm" svg:y="4.201cm" style:legend-expansion="high" chart:style-name="ch2"/>
        <chart:plot-area chart:style-name="ch3" table:cell-range-address="report_20200826112140.G1:report_20200826112140.G51" chart:data-source-has-labels="row" svg:x="0.374cm" svg:y="0.18cm" svg:width="12.432cm" svg:height="8.64cm">
          <chartooo:coordinate-region svg:x="1.551cm" svg:y="0.379cm" svg:width="11.25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port_20200826112140.G2:report_20200826112140.G51" chart:label-cell-address="report_20200826112140.G1:report_20200826112140.G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ositions_commit_time</text:p>
                <draw:g>
                  <svg:desc>report_20200826112140.G1:report_20200826112140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189">
                <text:p>35189</text:p>
                <draw:g>
                  <svg:desc>report_20200826112140.G2:report_20200826112140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25">
                <text:p>2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16">
                <text:p>16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89">
                <text:p>15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57">
                <text:p>16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86">
                <text:p>15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74">
                <text:p>15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51">
                <text:p>15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100">
                <text:p>15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74">
                <text:p>15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33">
                <text:p>16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61">
                <text:p>15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71">
                <text:p>15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99">
                <text:p>15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79">
                <text:p>15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930">
                <text:p>159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88">
                <text:p>17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60">
                <text:p>178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03">
                <text:p>164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08">
                <text:p>16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13">
                <text:p>17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179">
                <text:p>17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08">
                <text:p>17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413">
                <text:p>17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258">
                <text:p>18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657">
                <text:p>176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470">
                <text:p>174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443">
                <text:p>18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949">
                <text:p>17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94">
                <text:p>180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108">
                <text:p>19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528">
                <text:p>18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74">
                <text:p>18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41">
                <text:p>187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481">
                <text:p>194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174">
                <text:p>19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21">
                <text:p>204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592">
                <text:p>21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66">
                <text:p>201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47">
                <text:p>195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304">
                <text:p>203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375">
                <text:p>20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266">
                <text:p>20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810">
                <text:p>208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82">
                <text:p>20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298">
                <text:p>21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462">
                <text:p>21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879">
                <text:p>208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